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orphans="0" fo:widows="0"/>
    </style:style>
    <style:style style:name="P2" style:family="paragraph" style:parent-style-name="Standard">
      <style:paragraph-properties fo:orphans="0" fo:widows="0"/>
      <style:text-properties fo:color="#ff0000" fo:font-weight="bold" style:font-weight-asian="bold"/>
    </style:style>
    <style:style style:name="P3" style:family="paragraph" style:parent-style-name="Standard">
      <style:paragraph-properties fo:orphans="0" fo:widows="0"/>
      <style:text-properties fo:font-weight="bold" style:font-weight-asian="bold"/>
    </style:style>
    <style:style style:name="P4" style:family="paragraph" style:parent-style-name="Standard">
      <style:paragraph-properties fo:orphans="0" fo:widows="0"/>
      <style:text-properties fo:color="#1155cc" style:text-underline-style="solid" style:text-underline-width="auto" style:text-underline-color="font-color"/>
    </style:style>
    <style:style style:name="P5" style:family="paragraph" style:parent-style-name="Standard" style:list-style-name="WWNum2">
      <style:paragraph-properties fo:margin-left="0.5in" fo:margin-right="0in" fo:text-indent="-0.25in" style:auto-text-indent="false"/>
    </style:style>
    <style:style style:name="P6" style:family="paragraph" style:parent-style-name="Standard" style:list-style-name="WWNum9">
      <style:paragraph-properties fo:margin-left="0.5in" fo:margin-right="0in" fo:text-indent="-0.25in" style:auto-text-indent="false"/>
    </style:style>
    <style:style style:name="P7" style:family="paragraph" style:parent-style-name="Standard" style:list-style-name="WWNum1">
      <style:paragraph-properties fo:margin-left="0.5in" fo:margin-right="0in" fo:text-indent="-0.25in" style:auto-text-indent="false"/>
    </style:style>
    <style:style style:name="P8" style:family="paragraph" style:parent-style-name="Standard" style:list-style-name="WWNum4">
      <style:paragraph-properties fo:margin-left="0.5in" fo:margin-right="0in" fo:text-indent="-0.25in" style:auto-text-indent="false"/>
    </style:style>
    <style:style style:name="P9" style:family="paragraph" style:parent-style-name="Standard" style:list-style-name="WWNum7">
      <style:paragraph-properties fo:margin-left="0.5in" fo:margin-right="0in" fo:text-indent="-0.25in" style:auto-text-indent="false"/>
    </style:style>
    <style:style style:name="P10" style:family="paragraph" style:parent-style-name="Standard" style:list-style-name="WWNum8">
      <style:paragraph-properties fo:margin-left="0.5in" fo:margin-right="0in" fo:text-indent="-0.25in" style:auto-text-indent="false"/>
    </style:style>
    <style:style style:name="P11" style:family="paragraph" style:parent-style-name="Standard" style:list-style-name="WWNum3">
      <style:paragraph-properties fo:margin-left="0.5in" fo:margin-right="0in" fo:text-indent="-0.25in" style:auto-text-indent="false"/>
    </style:style>
    <style:style style:name="P12" style:family="paragraph" style:parent-style-name="Standard" style:list-style-name="WWNum5">
      <style:paragraph-properties fo:margin-left="0.5in" fo:margin-right="0in" fo:text-indent="-0.25in" style:auto-text-indent="false"/>
    </style:style>
    <style:style style:name="P13" style:family="paragraph" style:parent-style-name="Standard" style:list-style-name="WWNum12">
      <style:paragraph-properties fo:margin-left="0.5in" fo:margin-right="0in" fo:text-indent="-0.25in" style:auto-text-indent="false"/>
    </style:style>
    <style:style style:name="P14" style:family="paragraph" style:parent-style-name="Standard" style:list-style-name="WWNum6">
      <style:paragraph-properties fo:margin-left="0.5in" fo:margin-right="0in" fo:orphans="0" fo:widows="0" fo:text-indent="-0.25in" style:auto-text-indent="false"/>
    </style:style>
    <style:style style:name="P15" style:family="paragraph" style:parent-style-name="Standard" style:list-style-name="WWNum13">
      <style:paragraph-properties fo:margin-left="0.5in" fo:margin-right="0in" fo:text-indent="-0.25in" style:auto-text-indent="false"/>
    </style:style>
    <style:style style:name="P16" style:family="paragraph" style:parent-style-name="Standard" style:list-style-name="WWNum11">
      <style:paragraph-properties fo:margin-left="0.5in" fo:margin-right="0in" fo:text-indent="-0.25in" style:auto-text-indent="false"/>
    </style:style>
    <style:style style:name="P17" style:family="paragraph" style:parent-style-name="Standard" style:list-style-name="WWNum10">
      <style:paragraph-properties fo:margin-left="0.5in" fo:margin-right="0in" fo:text-indent="-0.25in" style:auto-text-indent="false"/>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color="#ff0000"/>
    </style:style>
    <style:style style:name="P20" style:family="paragraph" style:parent-style-name="Standard" style:list-style-name="WWNum8">
      <style:paragraph-properties fo:margin-left="1in" fo:margin-right="0in" fo:text-indent="-0.25in" style:auto-text-indent="false"/>
    </style:style>
    <style:style style:name="P21" style:family="paragraph" style:parent-style-name="Standard" style:list-style-name="WWNum3">
      <style:paragraph-properties fo:margin-left="1in" fo:margin-right="0in" fo:text-indent="-0.25in" style:auto-text-indent="false"/>
    </style:style>
    <style:style style:name="P22" style:family="paragraph" style:parent-style-name="Standard" style:list-style-name="WWNum5">
      <style:paragraph-properties fo:margin-left="1in" fo:margin-right="0in" fo:text-indent="-0.25in" style:auto-text-indent="false"/>
    </style:style>
    <style:style style:name="P23" style:family="paragraph" style:parent-style-name="Standard" style:master-page-name="Standard">
      <style:paragraph-properties fo:orphans="0" fo:widows="0" style:page-number="1"/>
    </style:style>
    <style:style style:name="P24" style:family="paragraph">
      <loext:graphic-properties draw:fill="solid" draw:fill-color="#a0a0a0"/>
      <style:paragraph-properties fo:text-align="center"/>
    </style:style>
    <style:style style:name="T1" style:family="text">
      <style:text-properties fo:font-size="14pt" fo:font-weight="bold" style:font-size-asian="14pt" style:font-weight-asian="bold" style:font-size-complex="14pt"/>
    </style:style>
    <style:style style:name="T2" style:family="text">
      <style:text-properties fo:color="#ff0000" fo:font-size="14pt" fo:font-weight="bold" style:font-size-asian="14pt" style:font-weight-asian="bold" style:font-size-complex="14pt"/>
    </style:style>
    <style:style style:name="T3" style:family="text">
      <style:text-properties fo:color="#ff0000" fo:font-weight="bold" style:font-weight-asian="bold"/>
    </style:style>
    <style:style style:name="T4" style:family="text">
      <style:text-properties fo:color="#ff0000" fo:font-size="18pt" fo:font-weight="bold" style:font-size-asian="18pt" style:font-weight-asian="bold" style:font-size-complex="18pt"/>
    </style:style>
    <style:style style:name="T5" style:family="text">
      <style:text-properties fo:color="#ff0000"/>
    </style:style>
    <style:style style:name="T6" style:family="text">
      <style:text-properties fo:color="#ff0000" style:text-underline-style="none"/>
    </style:style>
    <style:style style:name="T7" style:family="text">
      <style:text-properties fo:font-weight="bold" style:font-weight-asian="bold"/>
    </style:style>
    <style:style style:name="T8" style:family="text">
      <style:text-properties fo:color="#ff00ff" fo:font-weight="bold" style:font-weight-asian="bold"/>
    </style:style>
    <style:style style:name="T9" style:family="text">
      <style:text-properties fo:color="#ff00ff"/>
    </style:style>
    <style:style style:name="T10" style:family="text">
      <style:text-properties fo:color="#ff00ff" style:text-underline-style="none"/>
    </style:style>
    <style:style style:name="T11" style:family="text">
      <style:text-properties fo:color="#4a86e8" fo:font-weight="bold" style:font-weight-asian="bold"/>
    </style:style>
    <style:style style:name="T12" style:family="text">
      <style:text-properties fo:color="#4a86e8"/>
    </style:style>
    <style:style style:name="T13" style:family="text">
      <style:text-properties fo:color="#4a86e8" style:text-underline-style="none"/>
    </style:style>
    <style:style style:name="T14" style:family="text">
      <style:text-properties fo:color="#1155cc" style:text-underline-style="solid" style:text-underline-width="auto" style:text-underline-color="font-color" fo:font-weight="bold" style:font-weight-asian="bold"/>
    </style:style>
    <style:style style:name="T15" style:family="text">
      <style:text-properties fo:color="#1155cc" style:text-underline-style="solid" style:text-underline-width="auto" style:text-underline-color="font-color"/>
    </style:style>
    <style:style style:name="T16" style:family="text">
      <style:text-properties fo:font-size="18pt" fo:font-weight="bold" style:font-size-asian="18pt" style:font-weight-asian="bold" style:font-size-complex="18pt"/>
    </style:style>
    <style:style style:name="T17" style:family="text">
      <style:text-properties fo:font-size="18pt" fo:font-style="italic" style:text-underline-style="solid" style:text-underline-width="auto" style:text-underline-color="font-color" fo:font-weight="bold" style:font-size-asian="18pt" style:font-style-asian="italic" style:font-weight-asian="bold" style:font-size-complex="18pt"/>
    </style:style>
    <style:style style:name="T18" style:family="text">
      <style:text-properties fo:font-size="18pt" style:text-underline-style="solid" style:text-underline-width="auto" style:text-underline-color="font-color" fo:font-weight="bold" style:font-size-asian="18pt" style:font-weight-asian="bold" style:font-size-complex="18pt"/>
    </style:style>
    <style:style style:name="T19" style:family="text">
      <style:text-properties style:text-underline-style="none"/>
    </style:style>
    <style:style style:name="T20"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tracked-changes text:track-changes="false">
        <text:changed-region xml:id="ct32655584" text:id="ct32655584">
          <text:insertion>
            <office:change-info>
              <dc:creator>RTheren</dc:creator>
              <dc:date>2019-05-14T15:19:25</dc:date>
            </office:change-info>
          </text:insertion>
        </text:changed-region>
        <text:changed-region xml:id="ct32860880" text:id="ct32860880">
          <text:insertion>
            <office:change-info>
              <dc:creator>RTheren</dc:creator>
              <dc:date>2019-05-14T15:21:33</dc:date>
            </office:change-info>
          </text:insertion>
        </text:changed-region>
        <text:changed-region xml:id="ct32223936" text:id="ct32223936">
          <text:insertion>
            <office:change-info>
              <dc:creator>RTheren</dc:creator>
              <dc:date>2019-05-14T15:22:21</dc:date>
            </office:change-info>
          </text:insertion>
        </text:changed-region>
        <text:changed-region xml:id="ct32222752" text:id="ct32222752">
          <text:insertion>
            <office:change-info>
              <dc:creator>RTheren</dc:creator>
              <dc:date>2019-05-14T15:23:41</dc:date>
            </office:change-info>
          </text:insertion>
        </text:changed-region>
        <text:changed-region xml:id="ct32951872" text:id="ct32951872">
          <text:insertion>
            <office:change-info>
              <dc:creator>RTheren</dc:creator>
              <dc:date>2019-05-14T15:32:33</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LGCWDW <text:s/>- </text:span><text:span text:style-name="T2">????????? <text:s text:c="2"/></text:span></text:p>
      <text:p text:style-name="P1"><text:span text:style-name="T7">Colour key - </text:span><text:span text:style-name="T8">Venn</text:span><text:span text:style-name="T7"> </text:span><text:span text:style-name="T11">Pedro </text:span><text:span text:style-name="T3">Jill</text:span></text:p>
      <text:p text:style-name="P2"/>
      <text:p text:style-name="P1"><text:span text:style-name="T7">The Jill</text:span></text:p>
      <text:p text:style-name="P1"><text:a xlink:type="simple" xlink:href="https://meet.jit.si/jordan9000#config.disableAP=true&amp;config.disableAEC=true&amp;config.disableAGC=true" text:style-name="ListLabel_20_118" text:visited-style-name="ListLabel_20_118"><text:span text:style-name="T14">https://meet.jit.si/jordan9000#config.disableAP=true&amp;config.disableAEC=true&amp;config.disableAGC=true</text:span></text:a></text:p>
      <text:p text:style-name="P3"/>
      <text:p text:style-name="P1"><text:span text:style-name="T7">The Pedro </text:span></text:p>
      <text:p text:style-name="P1"><text:a xlink:type="simple" xlink:href="https://meet.jit.si/pedro9000#config.disableAP=true&amp;config.disableAEC=true&amp;config.disableAGC=true" text:style-name="ListLabel_20_118" text:visited-style-name="ListLabel_20_118"><text:span text:style-name="T14">https://meet.jit.si/pedro9000#config.disableAP=true&amp;config.disableAEC=true&amp;config.disableAGC=true</text:span></text:a></text:p>
      <text:p text:style-name="P2"/>
      <text:p text:style-name="P1"><draw:rect text:anchor-type="as-char" style:rel-width="100%" draw:z-index="0" draw:style-name="gr1" draw:text-style-name="P24" svg:width="0.0012in" svg:height="0.0213in"><text:p/></draw:rect></text:p>
      <text:p text:style-name="Standard">News</text:p>
      <text:p text:style-name="Standard">Plugs</text:p>
      <text:p text:style-name="Standard">Pi</text:p>
      <text:p text:style-name="Standard">Feedback</text:p>
      <text:p text:style-name="Standard"><draw:rect text:anchor-type="as-char" style:rel-width="100%" draw:z-index="1" draw:style-name="gr1" draw:text-style-name="P24" svg:width="0.0012in" svg:height="0.0213in"><text:p/></draw:rect></text:p>
      <text:p text:style-name="P1"><text:span text:style-name="T4">Patreons:</text:span><text:span text:style-name="T16"> Post story suggestions </text:span><text:span text:style-name="T17">HAR</text:span><text:span text:style-name="T18">!</text:span></text:p>
      <text:p text:style-name="P1"/>
      <text:p text:style-name="P1">1.<text:change-start text:change-id="ct32655584"/> <text:s/>Save money by using Linux: (RTheren)<text:line-break/><text:a xlink:type="simple" xlink:href="https://www.financialexpress.com/industry/technology/kerala-schools-to-save-rs-3000-crore-by-using-linux-os/1577396/" text:style-name="ListLabel_20_119" text:visited-style-name="ListLabel_20_119">https://www.financialexpress.com/industry/technology/kerala-schools-to-save-rs-3000-crore-by-using-linux-os/1577396/</text:a></text:p>
      <text:p text:style-name="P1">That’s around 425 million dollars.<text:change-end text:change-id="ct32655584"/></text:p>
      <text:p text:style-name="P1">2.<text:change-start text:change-id="ct32860880"/> <text:s/>Contribute to Linux without knowing how to code: (RTheren)<text:line-break/>https://www.forbes.com/sites/jasonevangelho/2019/05/13/8-ways-contribute-desktop-linux-community-marketing-documentation-art-testing/#4eb6390d4df8<text:change-end text:change-id="ct32860880"/></text:p>
      <text:p text:style-name="P1"><text:soft-page-break/>3.<text:change-start text:change-id="ct32223936"/> <text:s/>Multimonitor discord screen share (RTheren):<text:line-break/>https://github.com/ShayBox/Mon2Cam<text:change-end text:change-id="ct32223936"/></text:p>
      <text:p text:style-name="P1">4. <text:span text:style-name="T7">Linux kernel prior to 5.0.8 vulnerable to DoS: (RTheren)</text:span><text:line-break/>https://www.bleepingcomputer.com/news/security/linux-kernel-prior-to-508-vulnerable-to-remote-code-execution/</text:p>
      <text:p text:style-name="P1">5.<text:change-start text:change-id="ct32222752"/> <text:s/>More secure Firefox with the help of an onion: (RTheren)<text:line-break/>https://blog.torproject.org/mozilla-research-call-tune-tor-integration-and-scale<text:change-end text:change-id="ct32222752"/></text:p>
      <text:p text:style-name="P1">6. 2019 - The Year of the Linux Desktop...but not the usual article…basically summarizing all the devices getting a Linux kernel or apps.</text:p>
      <text:p text:style-name="P1"><text:a xlink:type="simple" xlink:href="https://www.howtogeek.com/414036/2019-is-the-year-of-linux-on-the-desktop/" text:style-name="ListLabel_20_120" text:visited-style-name="ListLabel_20_120"><text:span text:style-name="T15">https://www.howtogeek.com/414036/2019-is-the-year-of-linux-on-the-desktop/</text:span></text:a></text:p>
      <text:p text:style-name="P4"/>
      <text:p text:style-name="P1"><draw:rect text:anchor-type="as-char" style:rel-width="100%" draw:z-index="2" draw:style-name="gr1" draw:text-style-name="P24" svg:width="0.0012in" svg:height="0.0213in"><text:p/></draw:rect></text:p>
      <text:p text:style-name="Standard"><text:span text:style-name="T2">Rundown: You know the drill </text:span></text:p>
      <text:p text:style-name="Standard"/>
      <text:p text:style-name="Standard"/>
      <text:p text:style-name="P3"/>
      <text:p text:style-name="P1"><draw:rect text:anchor-type="as-char" style:rel-width="100%" draw:z-index="3" draw:style-name="gr1" draw:text-style-name="P24" svg:width="0.0012in" svg:height="0.0213in"><text:p/></draw:rect></text:p>
      <text:p text:style-name="P1"><text:span text:style-name="T7">What we’re up to :</text:span></text:p>
      <text:p text:style-name="P1"><text:span text:style-name="T7">V - Built a JackBox. Jack networking. Up next, 10g sfp+ link. Shoutout to Xwindows. Fedora needs a low latency kernel. </text:span></text:p>
      <text:p text:style-name="P1"><text:span text:style-name="T7">J - Watched several keynotes at last weeks Red Hat Summit in Boston.</text:span></text:p>
      <text:p text:style-name="P1"><text:span text:style-name="T7">P - </text:span></text:p>
      <text:p text:style-name="Standard"><draw:rect text:anchor-type="as-char" style:rel-width="100%" draw:z-index="4" draw:style-name="gr1" draw:text-style-name="P24" svg:width="0.0012in" svg:height="0.0213in"><text:p/></draw:rect></text:p>
      <text:p text:style-name="Standard">News</text:p>
      <text:p text:style-name="Standard"/>
      <text:p text:style-name="Standard"><text:span text:style-name="T3">Red Hat remains independent</text:span> </text:p>
      <text:p text:style-name="Standard"><text:a xlink:type="simple" xlink:href="https://www.wraltechwire.com/2019/05/08/ibms-rometty-red-hat-will-remain-independent-i-dont-have-a-death-wish/" text:style-name="ListLabel_20_120" text:visited-style-name="ListLabel_20_120"><text:span text:style-name="T15">https://www.wraltechwire.com/2019/05/08/ibms-rometty-red-hat-will-remain-independent-i-dont-have-a-death-wish/</text:span></text:a></text:p>
      <text:list xml:id="list1836668883" text:style-name="WWNum2">
        <text:list-item>
          <text:p text:style-name="P5"><text:soft-page-break/><text:span text:style-name="T9">They didn’t buy it because they were making bad decisions. </text:span></text:p>
        </text:list-item>
        <text:list-item>
          <text:p text:style-name="P5"><text:span text:style-name="T5">IBM CEO Ginni Rometty stated once again that Red Hat would remain independent as promised.</text:span></text:p>
        </text:list-item>
        <text:list-item>
          <text:p text:style-name="P5"><text:span text:style-name="T5">IBM has been a great steward to open source and was one of the first companies to embrace Linux with using Apache in 1998 and invested 1 Billion dollars in Red Hat in 1999.</text:span></text:p>
        </text:list-item>
        <text:list-item>
          <text:p text:style-name="P5"><text:span text:style-name="T5">I enjoyed watching many of the keynotes at last weeks Red Hat Summit in Boston, and IBM CEO Ginni Rometty keynote with Red Hat CEO Jim Whitehurst was one of the highlights.</text:span></text:p>
        </text:list-item>
        <text:list-item>
          <text:p text:style-name="P5"><text:span text:style-name="T5">Ginni during the keynote talked about the importance of an ecosystem to drive innovation, that open governance in open source is vital and </text:span>“If your going to take you have to give.” <text:s/><text:span text:style-name="T5">And that Red Hat</text:span> “Has built a wonderful culture about open.”</text:p>
        </text:list-item>
        <text:list-item>
          <text:p text:style-name="P5"><text:span text:style-name="T12">Allowing your purchase to keep doing what made them profitable in the first place is a very good idea.</text:span></text:p>
        </text:list-item>
        <text:list-item>
          <text:p text:style-name="P5"><text:span text:style-name="T12">EA needs to take notes!</text:span></text:p>
        </text:list-item>
        <text:list-item>
          <text:p text:style-name="P5"><text:span text:style-name="T9">Calm down everyone, the CEO of the parent company said everything is cool. </text:span></text:p>
        </text:list-item>
        <text:list-item>
          <text:p text:style-name="P5"><text:span text:style-name="T9">CEOs are beacons of honesty and trust.</text:span></text:p>
        </text:list-item>
      </text:list>
      <text:p text:style-name="P19"/>
      <text:p text:style-name="P18"><text:span text:style-name="T9">Linux Kernel Prior to 5.0.8 Vulnerable (RTHeren)</text:span></text:p>
      <text:p text:style-name="P18"><text:a xlink:type="simple" xlink:href="https://www.bleepingcomputer.com/news/security/linux-kernel-prior-to-508-vulnerable-to-remote-code-execution/#mitigation" text:style-name="ListLabel_20_120" text:visited-style-name="ListLabel_20_120"><text:span text:style-name="T15">https://www.bleepingcomputer.com/news/security/linux-kernel-prior-to-508-vulnerable-to-remote-code-execution/#mitigation</text:span></text:a></text:p>
      <text:list xml:id="list983366548" text:style-name="WWNum9">
        <text:list-item>
          <text:p text:style-name="P6"><text:span text:style-name="T9">Just a quick note, update your business. </text:span></text:p>
        </text:list-item>
        <text:list-item>
          <text:p text:style-name="P6"><text:span text:style-name="T9">Also worth a mention, there is a new fancy Intel flaw. </text:span></text:p>
        </text:list-item>
        <text:list-item>
          <text:p text:style-name="P6"><text:span text:style-name="T9">With all the nerfing of hyperthreading I’m surprised there is not a class action suit. </text:span></text:p>
        </text:list-item>
      </text:list>
      <text:p text:style-name="P19"/>
      <text:p text:style-name="Standard"><text:span text:style-name="T8">Linux app store</text:span></text:p>
      <text:p text:style-name="Standard"><text:a xlink:type="simple" xlink:href="https://linuxappstore.io/" text:style-name="ListLabel_20_120" text:visited-style-name="ListLabel_20_120"><text:span text:style-name="T15">https://linuxappstore.io/</text:span></text:a></text:p>
      <text:list xml:id="list3812261741" text:style-name="WWNum1">
        <text:list-item>
          <text:p text:style-name="P7"><text:span text:style-name="T9">It’s a frontend to AppimageHub, flathub, and snapcraft.</text:span></text:p>
        </text:list-item>
        <text:list-item>
          <text:p text:style-name="P7"><text:span text:style-name="T12">Honestly, I wouldn’t be opposed to having a plugin on Discover or GNOME Software or even for Synaptic/DNF-Agora</text:span></text:p>
        </text:list-item>
        <text:list-item>
          <text:p text:style-name="P7"><text:span text:style-name="T5">Excellent idea Pedro! <text:s/>Yeah this needs to be integrated into all of the software centers.</text:span></text:p>
        </text:list-item>
        <text:list-item>
          <text:p text:style-name="P7"><text:soft-page-break/><text:span text:style-name="T5">The Ubuntu Gnome Software center only shows repository apps and Snaps and the Gnome Software app on Fedora only shows repository apps and Flathub apps.</text:span></text:p>
        </text:list-item>
        <text:list-item>
          <text:p text:style-name="P7"><text:span text:style-name="T5">Searches work great on desktop or mobile.</text:span></text:p>
        </text:list-item>
        <text:list-item>
          <text:p text:style-name="P7"><text:span text:style-name="T5">When I did a search for the Gimp it came up with the AppImage and Snap apps versions, and linked to the appropriate websites to download them via AppImageHub and snapcraft.io.</text:span></text:p>
        </text:list-item>
        <text:list-item>
          <text:p text:style-name="P7"><text:span text:style-name="T9">XKCD 927. </text:span></text:p>
        </text:list-item>
        <text:list-item>
          <text:p text:style-name="P7"><text:span text:style-name="T9">Not so much a store as a searchable frontend. </text:span></text:p>
        </text:list-item>
        <text:list-item>
          <text:p text:style-name="P7"><text:span text:style-name="T9">When searching it does not tell you if it's a flatsnapapp. </text:span></text:p>
        </text:list-item>
        <text:list-item>
          <text:p text:style-name="P7"><text:span text:style-name="T9">I could not find an app that was available on two package formats. </text:span></text:p>
        </text:list-item>
        <text:list-item>
          <text:p text:style-name="P7"><text:span text:style-name="T9">Curious how it deals with that. </text:span></text:p>
        </text:list-item>
      </text:list>
      <text:p text:style-name="P19"/>
      <text:p text:style-name="Standard"><text:span text:style-name="T9">RIP IDE</text:span></text:p>
      <text:p text:style-name="Standard"><text:a xlink:type="simple" xlink:href="http://lkml.iu.edu/hypermail/linux/kernel/1905.1/01045.html" text:style-name="ListLabel_20_120" text:visited-style-name="ListLabel_20_120"><text:span text:style-name="T15">http://lkml.iu.edu/hypermail/linux/kernel/1905.1/01045.html</text:span></text:a></text:p>
      <text:list xml:id="list3269145040" text:style-name="WWNum4">
        <text:list-item>
          <text:p text:style-name="P8"><text:span text:style-name="T9">I started to get out the pitchfork but looked around the house, no IDE. </text:span></text:p>
        </text:list-item>
        <text:list-item>
          <text:p text:style-name="P8"><text:span text:style-name="T5">SATA has been around since the year 2000 and is almost 20 years old, so makes sense that the older IDE interface gets deprecated from the Linux kernel..</text:span></text:p>
        </text:list-item>
        <text:list-item>
          <text:p text:style-name="P8"><text:span text:style-name="T5">David Miller is the maintainer for the IDE subsystem in the Linux kernel as well as the networking subsystem and SPARC implementation.</text:span></text:p>
        </text:list-item>
        <text:list-item>
          <text:p text:style-name="P8"><text:span text:style-name="T12">I guess the kernel for the T42 will stuck in the 5.1 series then.</text:span></text:p>
        </text:list-item>
        <text:list-item>
          <text:p text:style-name="P8"><text:span text:style-name="T12">Hopefully, someone will create a separate package to reintroduce IDE support.</text:span></text:p>
        </text:list-item>
        <text:list-item>
          <text:p text:style-name="P8"><text:span text:style-name="T9">WD stopped production in 2013 and Seagate before that. </text:span></text:p>
        </text:list-item>
        <text:list-item>
          <text:p text:style-name="P8"><text:span text:style-name="T9">It’s not like you can buy a new one. </text:span></text:p>
        </text:list-item>
      </text:list>
      <text:p text:style-name="P19"/>
      <text:p text:style-name="P18"><text:span text:style-name="T11">Low latency kwin</text:span></text:p>
      <text:p text:style-name="Standard"><text:a xlink:type="simple" xlink:href="https://github.com/tildearrow/kwin-lowlatency" text:style-name="ListLabel_20_120" text:visited-style-name="ListLabel_20_120"><text:span text:style-name="T15">https://github.com/tildearrow/kwin-lowlatency</text:span></text:a><text:change-start text:change-id="ct32951872"/></text:p>
      <text:list xml:id="list2647116667" text:style-name="WWNum7">
        <text:list-item>
          <text:p text:style-name="P9"><text:soft-page-break/><text:span text:style-name="T15">Tried it second time on my Manjaro box. First time, it was more stuttery than original kwin.<text:line-break/>Second time, it just dumps core, and that’s it.</text:span><text:change-end text:change-id="ct32951872"/></text:p>
        </text:list-item>
      </text:list>
      <text:list xml:id="list232851884" text:style-name="WWNum8">
        <text:list-item>
          <text:p text:style-name="P10"><text:span text:style-name="T12">I’m not entirely sure introducing vsync is the best way to lower latency.</text:span></text:p>
        </text:list-item>
        <text:list-item>
          <text:p text:style-name="P10"><text:span text:style-name="T12">KWin has a lot of issues, specifically compositing issues and random disappearance of icons in the tray.</text:span></text:p>
        </text:list-item>
        <text:list-item>
          <text:p text:style-name="P10"><text:span text:style-name="T12">But most of these issues can be worked around by disabling compositing or using compton instead.</text:span></text:p>
        </text:list-item>
        <text:list-item>
          <text:p text:style-name="P10"><text:span text:style-name="T9">97.7 FM. </text:span></text:p>
        </text:list-item>
        <text:list-item>
          <text:p text:style-name="P10"><text:span text:style-name="T9">The #1 feature of kwin as listed on userbase.kde.org</text:span></text:p>
          <text:list>
            <text:list-item>
              <text:p text:style-name="P20"><text:span text:style-name="T9">Stable and reliable</text:span></text:p>
            </text:list-item>
          </text:list>
        </text:list-item>
        <text:list-item>
          <text:p text:style-name="P10"><text:span text:style-name="T9">That’s not 100% the case and good on tildearrow for trying to do something about it. </text:span></text:p>
        </text:list-item>
        <text:list-item>
          <text:p text:style-name="P10"><text:span text:style-name="T9">Like KDE, this is not recommended for low-end systems. </text:span></text:p>
        </text:list-item>
      </text:list>
      <text:p text:style-name="Standard"/>
      <text:p text:style-name="Standard"><text:span text:style-name="T9">GNOME basics</text:span></text:p>
      <text:p text:style-name="Standard"><text:a xlink:type="simple" xlink:href="https://blogs.gnome.org/christopherdavis/2019/05/09/developing-gnome-the-basics/" text:style-name="ListLabel_20_120" text:visited-style-name="ListLabel_20_120"><text:span text:style-name="T15">https://blogs.gnome.org/christopherdavis/2019/05/09/developing-gnome-the-basics/</text:span></text:a></text:p>
      <text:list xml:id="list3443121440" text:style-name="WWNum3">
        <text:list-item>
          <text:p text:style-name="P11">“I’ve been working in the GNOME community for a little under a year and a half now”</text:p>
          <text:list>
            <text:list-item>
              <text:p text:style-name="P21"><text:span text:style-name="T12">Oh, sweet innocence! May you never be corrupted.</text:span></text:p>
            </text:list-item>
          </text:list>
        </text:list-item>
        <text:list-item>
          <text:p text:style-name="P11"><text:span text:style-name="T12">I hope one of the future posts includes a detailed description of the mental gymnastics which birthed GNOME 3!</text:span></text:p>
        </text:list-item>
        <text:list-item>
          <text:p text:style-name="P11"><text:span text:style-name="T12">Or, maybe we’ll get an inside view of whatever mind-boggling decision making takes place for GNOME 4.</text:span></text:p>
        </text:list-item>
        <text:list-item>
          <text:p text:style-name="P11"><text:span text:style-name="T9">Since Pedro can’t be bothered to put down his glass of haterade. </text:span></text:p>
        </text:list-item>
        <text:list-item>
          <text:p text:style-name="P11"><text:span text:style-name="T9">Chris gives a nice tl;dr at the end. </text:span></text:p>
          <text:list>
            <text:list-item>
              <text:p text:style-name="P21"><text:span text:style-name="T20">“GNOME is a community of individuals each with their own motivations and vision for their own part of the project doing their best to build a great platform for users.”</text:span></text:p>
            </text:list-item>
          </text:list>
        </text:list-item>
        <text:list-item>
          <text:p text:style-name="P11"><text:span text:style-name="T9">So if a project developer will not implement a feature (or sort a bug) there is no point in trying to tell their boss. </text:span></text:p>
        </text:list-item>
        <text:list-item>
          <text:p text:style-name="P11"><text:span text:style-name="T9">They don’t have one. <text:s/></text:span></text:p>
        </text:list-item>
      </text:list>
      <text:p text:style-name="Standard"><text:soft-page-break/></text:p>
      <text:p text:style-name="Standard"><text:span text:style-name="T3">LVFS call for assistance</text:span> </text:p>
      <text:p text:style-name="Standard"><text:a xlink:type="simple" xlink:href="https://blogs.gnome.org/hughsie/2019/05/13/donating-5-minutes-of-your-time-to-help-the-lvfs/" text:style-name="ListLabel_20_120" text:visited-style-name="ListLabel_20_120"><text:span text:style-name="T15">https://blogs.gnome.org/hughsie/2019/05/13/donating-5-minutes-of-your-time-to-help-the-lvfs/</text:span></text:a></text:p>
      <text:list xml:id="list1914452491" text:style-name="WWNum5">
        <text:list-item>
          <text:p text:style-name="P12"><text:span text:style-name="T5">Richard Hughes is asking the Linux community for our help, and a simple way to contribute to the LVFS that will only take a few minutes of your time.</text:span></text:p>
        </text:list-item>
        <text:list-item>
          <text:p text:style-name="P12"><text:span text:style-name="T5">He is working on a new feature for the Linux Vendor Firmware Service that will include human readable descriptions of each module loaded by the UEFI, instead of just the high level firmware descriptions that consist of code and numbers by the vendors.</text:span></text:p>
        </text:list-item>
        <text:list-item>
          <text:p text:style-name="P12"><text:span text:style-name="T5">This way when changes are made to the modules they will be easy to identify.</text:span></text:p>
        </text:list-item>
        <text:list-item>
          <text:p text:style-name="P12"><text:span text:style-name="T5">With an easy Google and DuckDuckGo search I contributed to Richard Hughes UEFI Modules description Google Doc:</text:span></text:p>
          <text:list>
            <text:list-item>
              <text:p text:style-name="P22"><text:span text:style-name="T5">RealtekPxe: <text:s/>This module loads Network Boot, or the Preboot Execution Environment (PXE) found on many ASUS motherboards using the Realtek Ethernet card chipset.</text:span></text:p>
            </text:list-item>
          </text:list>
        </text:list-item>
        <text:list-item>
          <text:p text:style-name="P12"><text:span text:style-name="T9">5 minutes is a bit optimistic. </text:span></text:p>
        </text:list-item>
        <text:list-item>
          <text:p text:style-name="P12"><text:span text:style-name="T9">Tracking this stuff down can take hours. </text:span></text:p>
        </text:list-item>
      </text:list>
      <text:p text:style-name="Standard"/>
      <text:p text:style-name="Standard"><text:span text:style-name="T11">Saving Linux </text:span></text:p>
      <text:p text:style-name="Standard"><text:a xlink:type="simple" xlink:href="https://www.linuxjournal.com/content/we-need-save-what-made-linux-and-foss-possible" text:style-name="ListLabel_20_120" text:visited-style-name="ListLabel_20_120"><text:span text:style-name="T15">https://www.linuxjournal.com/content/we-need-save-what-made-linux-and-foss-possible</text:span></text:a></text:p>
      <text:list xml:id="list391879298" text:style-name="WWNum12">
        <text:list-item>
          <text:p text:style-name="P13"><text:span text:style-name="T12">Alarmist, click-baity, article title aside, there is a point here.</text:span></text:p>
        </text:list-item>
        <text:list-item>
          <text:p text:style-name="P13"><text:span text:style-name="T5">Doc Searls editor-in-chief of Linux Journal writes</text:span> “We collaborate inside proprietary environments, such as Slack and Google Hangouts.”<text:span text:style-name="T5"> <text:s/>This is very true for the most part, although I am seeing many more companies moving to open source options, such as Rocket.Chat and Mattermost.</text:span></text:p>
        </text:list-item>
        <text:list-item>
          <text:p text:style-name="P13"><text:span text:style-name="T5">Doc Searls later in the article states with concern </text:span>“One might even argue that most of the Linux deployed in the world today is embedded inside proprietary and closed devices.”</text:p>
        </text:list-item>
        <text:list-item>
          <text:p text:style-name="P13"><text:span text:style-name="T5">After reading this article several times, and seeing Lawrence Lessig, Cory Doctorow and Vint Cerf speak about these concerns at recent Linux conventions, I understand that we need to keep the innovation and freedom of general-purpose computing and Linux and open source software alive, despite living in a “containerized” world.</text:span></text:p>
        </text:list-item>
      </text:list>
      <text:p text:style-name="Standard"/>
      <text:p text:style-name="Standard"><text:span text:style-name="T9">2019 YOLD (MikeG)</text:span></text:p>
      <text:p text:style-name="P1"><text:a xlink:type="simple" xlink:href="https://www.howtogeek.com/414036/2019-is-the-year-of-linux-on-the-desktop/" text:style-name="ListLabel_20_120" text:visited-style-name="ListLabel_20_120"><text:span text:style-name="T15">https://www.howtogeek.com/414036/2019-is-the-year-of-linux-on-the-desktop/</text:span></text:a></text:p>
      <text:list xml:id="list1697983625" text:style-name="WWNum6">
        <text:list-item>
          <text:p text:style-name="P14"><text:span text:style-name="T9">Remember when Linux was in need of saving?</text:span></text:p>
        </text:list-item>
        <text:list-item>
          <text:p text:style-name="P14"><text:soft-page-break/><text:span text:style-name="T9">Everything runs Linux, including Windows.</text:span></text:p>
        </text:list-item>
        <text:list-item>
          <text:p text:style-name="P14"><text:span text:style-name="T5">And, of course Chromebooks, which were already running the Linux kernel to start with.</text:span><text:span text:style-name="T9"> </text:span></text:p>
        </text:list-item>
      </text:list>
      <text:p text:style-name="Standard"><draw:rect text:anchor-type="as-char" style:rel-width="100%" draw:z-index="5" draw:style-name="gr1" draw:text-style-name="P24" svg:width="0.0012in" svg:height="0.0213in"><text:p/></draw:rect></text:p>
      <text:p text:style-name="Standard">Plugs</text:p>
      <text:p text:style-name="Standard"/>
      <text:p text:style-name="Standard"><draw:rect text:anchor-type="as-char" style:rel-width="100%" draw:z-index="6" draw:style-name="gr1" draw:text-style-name="P24" svg:width="0.0012in" svg:height="0.0213in"><text:p/></draw:rect></text:p>
      <text:p text:style-name="Standard">Slice of Pi</text:p>
      <text:p text:style-name="Standard"/>
      <text:p text:style-name="Standard"><text:span text:style-name="T3">Relay Pi</text:span> </text:p>
      <text:p text:style-name="Standard"><text:a xlink:type="simple" xlink:href="https://www.notebookcheck.net/RPi-Relay-Board-A-Raspberry-Pi-smart-home-expansion-board-that-costs-just-US-18-99.420454.0.html" text:style-name="ListLabel_20_120" text:visited-style-name="ListLabel_20_120"><text:span text:style-name="T15">https://www.notebookcheck.net/RPi-Relay-Board-A-Raspberry-Pi-smart-home-expansion-board-that-costs-just-US-18-99.420454.0.html</text:span></text:a></text:p>
      <text:list xml:id="list362816384" text:style-name="WWNum13">
        <text:list-item>
          <text:p text:style-name="P15"><text:span text:style-name="T5">The RPi Relay is an expansion board, or hat for the RasPi that will allow you to use a Raspberry Pi A+, B+, 2B, 3B and 3B+ to control your home appliances.</text:span></text:p>
        </text:list-item>
        <text:list-item>
          <text:p text:style-name="P15"><text:span text:style-name="T5">It can handle the high voltages and currents from home appliances.</text:span></text:p>
        </text:list-item>
        <text:list-item>
          <text:p text:style-name="P15"><text:span text:style-name="T5">The RPI Relay is only $18.99, a much cheaper option for smart home automation.</text:span></text:p>
        </text:list-item>
      </text:list>
      <text:p text:style-name="Standard"/>
      <text:p text:style-name="Standard"><text:span text:style-name="T11">Clamshell Pi </text:span></text:p>
      <text:p text:style-name="Standard"><text:a xlink:type="simple" xlink:href="https://hyperglitch.com/articles/hgterm" text:style-name="ListLabel_20_120" text:visited-style-name="ListLabel_20_120"><text:span text:style-name="T15">https://hyperglitch.com/articles/hgterm</text:span></text:a></text:p>
      <text:list xml:id="list4195882263" text:style-name="WWNum11">
        <text:list-item>
          <text:p text:style-name="P16"><text:span text:style-name="T12">I kinda want one</text:span></text:p>
        </text:list-item>
        <text:list-item>
          <text:p text:style-name="P16"><text:span text:style-name="T9">Yeah, this looks kinda slick but dat wiring job. </text:span></text:p>
        </text:list-item>
      </text:list>
      <text:p text:style-name="Standard"><draw:rect text:anchor-type="as-char" style:rel-width="100%" draw:z-index="7" draw:style-name="gr1" draw:text-style-name="P24" svg:width="0.0012in" svg:height="0.0213in"><text:p/></draw:rect></text:p>
      <text:p text:style-name="Standard">Feedback</text:p>
      <text:p text:style-name="Standard"/>
      <text:p text:style-name="Standard"><text:soft-page-break/>Terminals </text:p>
      <text:p text:style-name="Standard"><text:a xlink:type="simple" xlink:href="https://linuxgamecast.com/bradley/?etr1W4I" text:style-name="ListLabel_20_120" text:visited-style-name="ListLabel_20_120"><text:span text:style-name="T15">https://linuxgamecast.com/bradley/?etr1W4I</text:span></text:a></text:p>
      <text:list xml:id="list1941074196" text:style-name="WWNum10">
        <text:list-item>
          <text:p text:style-name="P17"><text:span text:style-name="T5">My goto terminal is still the classic xterm, but I create a .Xresources config with lots of settings at startup, including a much larger font size.</text:span></text:p>
        </text:list-item>
        <text:list-item>
          <text:p text:style-name="P17"><text:span text:style-name="T5">I also love Eterm the Enlightenment terminal emulator, because it’s pretty, Terminix, and Cool Retro Term, that we have talked about on LWDW.</text:span></text:p>
        </text:list-item>
      </text:list>
      <text:p text:style-name="Standard"/>
      <text:p text:style-name="Standard">Resolve</text:p>
      <text:p text:style-name="Standard"><text:a xlink:type="simple" xlink:href="https://linuxgamecast.com/bradley/?XfJ9uVt" text:style-name="ListLabel_20_120" text:visited-style-name="ListLabel_20_120"><text:span text:style-name="T15">https://linuxgamecast.com/bradley/?XfJ9uV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9" style:display-name="ListLabel 119" style:family="text"/>
    <style:style style:name="ListLabel_20_120" style:display-name="ListLabel 120" style:family="text">
      <style:text-properties fo:color="#1155cc"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8" meta:paragraph-count="131" meta:word-count="1404" meta:character-count="9275" meta:non-whitespace-character-count="8016"/>
    <meta:generator>LibreOfficeDev/6.0.5.2$Linux_X86_64 LibreOffice_project/</meta:generator>
  </office:meta>
</office:document-meta>
</file>